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Text_20_body" style:list-style-name="L1">
      <style:text-properties officeooo:paragraph-rsid="000ff121"/>
    </style:style>
    <style:style style:name="P5" style:family="paragraph" style:parent-style-name="Text_20_body" style:list-style-name="L1">
      <style:text-properties officeooo:rsid="00146a7a" officeooo:paragraph-rsid="00146a7a"/>
    </style:style>
    <style:style style:name="P6" style:family="paragraph" style:parent-style-name="Text_20_body" style:list-style-name="L1">
      <style:text-properties officeooo:rsid="00146a7a" officeooo:paragraph-rsid="000ff121"/>
    </style:style>
    <style:style style:name="P7" style:family="paragraph" style:parent-style-name="Text_20_body" style:list-style-name="L1">
      <style:text-properties officeooo:rsid="00182b36" officeooo:paragraph-rsid="00182b36"/>
    </style:style>
    <style:style style:name="P8" style:family="paragraph" style:parent-style-name="Text_20_body" style:list-style-name="L1">
      <style:text-properties officeooo:rsid="001f9802" officeooo:paragraph-rsid="001f9802"/>
    </style:style>
    <style:style style:name="P9" style:family="paragraph" style:parent-style-name="Text_20_body" style:list-style-name="L1">
      <style:text-properties officeooo:rsid="0019ba78" officeooo:paragraph-rsid="0019ba78"/>
    </style:style>
    <style:style style:name="P10" style:family="paragraph" style:parent-style-name="Text_20_body" style:list-style-name="L1">
      <style:text-properties officeooo:rsid="001e2249" officeooo:paragraph-rsid="001e2249"/>
    </style:style>
    <style:style style:name="T1" style:family="text">
      <style:text-properties officeooo:rsid="0011ece5"/>
    </style:style>
    <style:style style:name="T2" style:family="text">
      <style:text-properties officeooo:rsid="0013cc4c"/>
    </style:style>
    <style:style style:name="T3" style:family="text">
      <style:text-properties officeooo:rsid="00146a7a"/>
    </style:style>
    <style:style style:name="T4" style:family="text">
      <style:text-properties officeooo:rsid="001663b1"/>
    </style:style>
    <style:style style:name="T5" style:family="text">
      <style:text-properties officeooo:rsid="001794c8"/>
    </style:style>
    <style:style style:name="T6" style:family="text">
      <style:text-properties officeooo:rsid="0019ba78"/>
    </style:style>
    <style:style style:name="T7" style:family="text">
      <style:text-properties officeooo:rsid="001b5175"/>
    </style:style>
    <style:style style:name="T8" style:family="text">
      <style:text-properties officeooo:rsid="001b7690"/>
    </style:style>
    <style:style style:name="T9" style:family="text">
      <style:text-properties officeooo:rsid="001c2892"/>
    </style:style>
    <style:style style:name="T10" style:family="text">
      <style:text-properties officeooo:rsid="001f9802"/>
    </style:style>
    <style:style style:name="T11" style:family="text">
      <style:text-properties officeooo:rsid="0020b5e0"/>
    </style:style>
    <style:style style:name="T12" style:family="text">
      <style:text-properties officeooo:rsid="0021ef6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text:span text:style-name="T12">Maceira Barca Xian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ext_20_body">Empleando Oracle Java y NetBeans, <text:span text:style-name="T2">d</text:span>esarrolla una interfaz gráfica <text:span text:style-name="T11">empleando el patrón de diseño MVC</text:span> para realizar la gestión de las reservas del “Salón Palace” d<text:span text:style-name="T9">el</text:span> <text:span text:style-name="T9">H</text:span>otel <text:span text:style-name="T9">ALD</text:span>. Los requisitos que debe <text:span text:style-name="T2">se deben </text:span>cumplir son: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4"><text:span text:style-name="T2">Recolección de datos</text:span>:</text:p>
                <text:list>
                  <text:list-item>
                    <text:p text:style-name="P4"><text:span text:style-name="T2">Nombre, correo electrónico y teléfono de la persona que hace la reserva</text:span>.</text:p>
                  </text:list-item>
                  <text:list-item>
                    <text:p text:style-name="P4"><text:span text:style-name="T3">Fecha del evento</text:span>.</text:p>
                  </text:list-item>
                  <text:list-item>
                    <text:p text:style-name="P4"><text:span text:style-name="T3">Tipo de evento: ba</text:span><text:span text:style-name="T5">n</text:span><text:span text:style-name="T3">quete, jornada o congreso.</text:span></text:p>
                  </text:list-item>
                  <text:list-item>
                    <text:p text:style-name="P5">Número de asistentes.</text:p>
                  </text:list-item>
                  <text:list-item>
                    <text:p text:style-name="P6">Cocina, a elegir entre las siguientes opciones: buffet, carta, cita con el chef, sin servicio de cocina.</text:p>
                  </text:list-item>
                  <text:list-item>
                    <text:p text:style-name="P5">Preguntar si se necesitarán habitaciones para los asistentes al evento.</text:p>
                  </text:list-item>
                </text:list>
              </text:list-item>
              <text:list-item>
                <text:p text:style-name="P7">Comportamiento:</text:p>
                <text:list>
                  <text:list-item>
                    <text:p text:style-name="P7">El diálogo de la reserva debe permitir aceptar o cancelar la misma <text:span text:style-name="T10">del siguiente modo:</text:span></text:p>
                    <text:list>
                      <text:list-item>
                        <text:p text:style-name="P8">Al aceptar debe mostrarse el mensaje de “Reserva realizada”.</text:p>
                      </text:list-item>
                      <text:list-item>
                        <text:p text:style-name="P8">Al cancelar debe cerrarse el diálogo que permite realizar la reserva.</text:p>
                      </text:list-item>
                    </text:list>
                  </text:list-item>
                </text:list>
              </text:list-item>
              <text:list-item>
                <text:p text:style-name="P6">Tipo de interfaz:</text:p>
                <text:list>
                  <text:list-item>
                    <text:p text:style-name="P5">Ventana modal que irá conectada a <text:span text:style-name="T4">la interfaz principal de la aplicación y será accesible desde el menú “Gestionar Salón Palace”.</text:span></text:p>
                  </text:list-item>
                </text:list>
              </text:list-item>
              <text:list-item>
                <text:p text:style-name="P7">Elementos a usar <text:span text:style-name="T6">de forma adecuada</text:span> en la interfaz:</text:p>
                <text:list>
                  <text:list-item>
                    <text:p text:style-name="P7">Label.</text:p>
                  </text:list-item>
                  <text:list-item>
                    <text:p text:style-name="P9">Text Field.</text:p>
                  </text:list-item>
                  <text:list-item>
                    <text:p text:style-name="P7">Button.</text:p>
                  </text:list-item>
                  <text:list-item>
                    <text:p text:style-name="P7">Check Box.</text:p>
                  </text:list-item>
                  <text:list-item>
                    <text:p text:style-name="P9">Radio Button.</text:p>
                  </text:list-item>
                  <text:list-item>
                    <text:p text:style-name="P9">Combo Box.</text:p>
                  </text:list-item>
                  <text:list-item>
                    <text:p text:style-name="P10">Spinner.</text:p>
                  </text:list-item>
                </text:list>
              </text:list-item>
              <text:list-item>
                <text:p text:style-name="P7">Normas para la nomenclatura de los componentes en Java:</text:p>
                <text:list>
                  <text:list-item>
                    <text:p text:style-name="P7">Establecer nomenclatura adecuada para cada uno de los componentes en <text:soft-page-break/>formato camelCase.</text:p>
                  </text:list-item>
                </text:list>
              </text:list-item>
              <text:list-item>
                <text:p text:style-name="P7">Comportamiento de los elementos:</text:p>
                <text:list>
                  <text:list-item>
                    <text:p text:style-name="P7">Todos los elementos deben proporcionar <text:span text:style-name="T7">un</text:span> tooltip descriptivo en relación a la funcionalidad.</text:p>
                  </text:list-item>
                </text:list>
              </text:list-item>
              <text:list-item>
                <text:p text:style-name="P4">Forma de entrega:</text:p>
                <text:list>
                  <text:list-item>
                    <text:p text:style-name="P4">Añade a este documento las capturas de pantalla en las que se muestre la aplicación en funcionamiento.</text:p>
                  </text:list-item>
                  <text:list-item>
                    <text:p text:style-name="P4">Entrega el proyecto de NetBeans, incluyendo el distribuible, comprimido en formato zip empleando la nomenclatura siguiente: </text:p>
                    <text:list>
                      <text:list-item>
                        <text:p text:style-name="P4">UD1_apellido1_apellido2_nombre_tarea_<text:span text:style-name="T8">4</text:span>.zip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Standard"/>
      <text:p text:style-name="Standard">(Completar)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0-18T18:21:34.581000000</dc:date>
    <meta:editing-duration>PT11H16M11S</meta:editing-duration>
    <meta:editing-cycles>161</meta:editing-cycles>
    <meta:generator>LibreOffice/7.5.3.2$Windows_X86_64 LibreOffice_project/9f56dff12ba03b9acd7730a5a481eea045e468f3</meta:generator>
    <meta:document-statistic meta:table-count="2" meta:image-count="2" meta:object-count="0" meta:page-count="2" meta:paragraph-count="35" meta:word-count="282" meta:character-count="1699" meta:non-whitespace-character-count="1478"/>
  </office:meta>
</office:document-meta>
</file>